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textarea-horizontal-align="justify" draw:textarea-vertical-align="middle" draw:auto-grow-height="false" fo:min-height="23.506cm" fo:min-width="23.256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92cm" fo:min-width="14.35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.604cm" fo:min-width="0.35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.6cm" fo:min-width="0.35cm"/>
    </style:style>
    <style:style style:name="gr5" style:family="graphic" style:parent-style-name="standard">
      <style:graphic-properties draw:marker-start="Arrow" draw:marker-start-width="0.3cm" draw:marker-end="Arrow" draw:marker-end-width="0.3cm" draw:fill-color="#000000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32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3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4.468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48pt" fo:font-style="italic" style:font-size-asian="18pt" style:font-style-asian="italic" style:font-size-complex="18pt" style:font-style-complex="italic"/>
    </style:style>
    <style:style style:name="P7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48pt" fo:font-style="italic" style:font-size-asian="18pt" style:font-style-asian="italic" style:font-size-complex="18pt" style:font-style-complex="italic"/>
    </style:style>
    <style:style style:name="T3" style:family="text">
      <style:text-properties style:text-position="sub 58%" fo:font-size="4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3.594cm" svg:height="33.594cm" svg:x="1.206cm" svg:y="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1cm" svg:height="20.988cm" svg:x="7.818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cm" svg:height="1.206cm" svg:x="18cm" svg:y="17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cm" svg:height="1.206cm" svg:x="18cm" svg:y="17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svg:x="27.012cm" svg:y="8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8.606cm" svg:y1="7.788cm" svg:x2="18.606cm" svg:y2="17.988cm">
          <text:p/>
        </draw:line>
        <draw:line draw:style-name="gr6" draw:text-style-name="P1" draw:layer="layout" svg:x1="19.212cm" svg:y1="17.988cm" svg:x2="27.006cm" svg:y2="9.594cm">
          <text:p/>
        </draw:line>
        <draw:line draw:style-name="gr6" draw:text-style-name="P1" draw:layer="layout" svg:x1="19.212cm" svg:y1="19.194cm" svg:x2="30.006cm" svg:y2="29.988cm">
          <text:p/>
        </draw:line>
        <draw:frame draw:style-name="gr7" draw:text-style-name="P5" draw:layer="layout" svg:width="4.794cm" svg:height="10.578cm" svg:x="16.806cm" svg:y="16.6cm">
          <draw:text-box>
            <text:p><text:span text:style-name="T1">i</text:span></text:p>
          </draw:text-box>
        </draw:frame>
        <draw:frame draw:style-name="gr8" draw:text-style-name="P5" draw:layer="layout" svg:width="4.794cm" svg:height="10.584cm" svg:x="28.8cm" svg:y="6.416cm">
          <draw:text-box>
            <text:p><text:span text:style-name="T1">j</text:span></text:p>
          </draw:text-box>
        </draw:frame>
        <draw:frame draw:style-name="gr9" draw:text-style-name="P6" draw:layer="layout" svg:width="7.218cm" svg:height="16.764cm" svg:x="22.812cm" svg:y="13.224cm">
          <draw:text-box>
            <text:p><text:span text:style-name="T2">d</text:span><text:span text:style-name="T3">ij</text:span></text:p>
          </draw:text-box>
        </draw:frame>
        <draw:frame draw:style-name="gr10" draw:text-style-name="P6" draw:layer="layout" svg:width="8.406cm" svg:height="14.718cm" svg:x="21.994cm" svg:y="23.2cm">
          <draw:text-box>
            <text:p><text:span text:style-name="T2">d</text:span><text:span text:style-name="T3">m</text:span></text:p>
          </draw:text-box>
        </draw:frame>
        <draw:frame draw:style-name="gr10" draw:text-style-name="P6" draw:layer="layout" svg:width="8.406cm" svg:height="14.718cm" svg:x="18.794cm" svg:y="10.2cm">
          <draw:text-box>
            <text:p><text:span text:style-name="T2">d</text:span><text:span text:style-name="T3">l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7" draw:layer="layout" svg:width="16.799cm" svg:height="12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9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1.39999389648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382cm" fo:margin-bottom="0cm" fo:text-indent="0cm"/>
      <style:text-properties fo:font-size="167.3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776cm" fo:margin-bottom="0cm" fo:text-indent="0cm"/>
      <style:text-properties fo:font-size="143.39999389648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88cm" fo:margin-bottom="0cm" fo:text-indent="0cm"/>
      <style:text-properties fo:font-size="120.09999847412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82cm" fo:margin-bottom="0cm" fo:text-indent="0cm"/>
      <style:text-properties fo:font-size="120.09999847412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82cm" fo:margin-bottom="0cm" fo:text-indent="0cm"/>
      <style:text-properties fo:font-size="120.09999847412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82cm" fo:margin-bottom="0cm" fo:text-indent="0cm"/>
      <style:text-properties fo:font-size="120.09999847412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82cm" fo:margin-bottom="0cm" fo:text-indent="0cm"/>
      <style:text-properties fo:font-size="120.09999847412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82cm" fo:margin-bottom="0cm" fo:text-indent="0cm"/>
      <style:text-properties fo:font-size="120.09999847412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3.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cm" fo:page-height="3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151.194cm" svg:height="15.774cm" svg:x="8.388cm" svg:y="3.75cm" presentation:class="title" presentation:placeholder="true">
        <draw:text-box/>
      </draw:frame>
      <draw:frame presentation:style-name="Default-outline1" draw:layer="backgroundobjects" svg:width="151.194cm" svg:height="54.804cm" svg:x="8.388cm" svg:y="22.098cm" presentation:class="outline" presentation:placeholder="true">
        <draw:text-box/>
      </draw:frame>
      <draw:frame presentation:style-name="Mpr1" draw:text-style-name="MP2" draw:layer="backgroundobjects" svg:width="39.15cm" svg:height="6.51cm" svg:x="8.388cm" svg:y="86.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3.25cm" svg:height="6.51cm" svg:x="57.45cm" svg:y="86.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9.15cm" svg:height="6.51cm" svg:x="120.45cm" svg:y="86.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3:20:21.662531425</meta:creation-date>
    <dc:date>2020-03-05T11:13:54.161390701</dc:date>
    <meta:editing-duration>PT13M38S</meta:editing-duration>
    <meta:editing-cycles>4</meta:editing-cycles>
    <meta:generator>LibreOffice/6.0.7.3$Linux_X86_64 LibreOffice_project/00m0$Build-3</meta:generator>
    <meta:document-statistic meta:object-count="36"/>
  </office:meta>
</office:document-meta>
</file>